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11" style:family="table">
      <style:table-properties style:width="16.999cm" table:align="margins"/>
    </style:style>
    <style:style style:name="Table11.A" style:family="table-column">
      <style:table-column-properties style:column-width="3.177cm" style:rel-column-width="12248*"/>
    </style:style>
    <style:style style:name="Table11.B" style:family="table-column">
      <style:table-column-properties style:column-width="13.822cm" style:rel-column-width="5328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3.177cm" style:rel-column-width="12248*"/>
    </style:style>
    <style:style style:name="Table8.B" style:family="table-column">
      <style:table-column-properties style:column-width="13.822cm" style:rel-column-width="532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Table12" style:family="table">
      <style:table-properties style:width="16.999cm" table:align="margins"/>
    </style:style>
    <style:style style:name="Table12.A" style:family="table-column">
      <style:table-column-properties style:column-width="3.177cm" style:rel-column-width="12248*"/>
    </style:style>
    <style:style style:name="Table12.B" style:family="table-column">
      <style:table-column-properties style:column-width="13.822cm" style:rel-column-width="5328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P1" style:family="paragraph" style:parent-style-name="Heading_20_1">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Text_20_body">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cm" fo:margin-bottom="0.499cm"/>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5">
      <style:paragraph-properties fo:text-align="start" style:justify-single-word="false"/>
    </style:style>
    <style:style style:name="P27" style:family="paragraph" style:parent-style-name="Text_20_body" style:list-style-name="L5">
      <style:paragraph-properties fo:text-align="start" style:justify-single-word="false"/>
    </style:style>
    <style:style style:name="P28" style:family="paragraph" style:parent-style-name="Text_20_body" style:list-style-name="L5">
      <style:paragraph-properties fo:text-align="start" style:justify-single-word="false"/>
    </style:style>
    <style:style style:name="P29" style:family="paragraph" style:parent-style-name="Text_20_body" style:list-style-name="L5">
      <style:paragraph-properties fo:text-align="start" style:justify-single-word="false"/>
    </style:style>
    <style:style style:name="P30" style:family="paragraph" style:parent-style-name="Text_20_body" style:list-style-name="L6">
      <style:paragraph-properties fo:text-align="start" style:justify-single-word="false"/>
    </style:style>
    <style:style style:name="P31" style:family="paragraph" style:parent-style-name="Text_20_body" style:list-style-name="L8">
      <style:paragraph-properties fo:text-align="start" style:justify-single-word="false"/>
    </style:style>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11"/>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2"/>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3"/>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4"/>
    <style:style style:name="P56" style:family="paragraph" style:parent-style-name="Text_20_body" style:list-style-name="L14"/>
    <style:style style:name="P57" style:family="paragraph" style:parent-style-name="Text_20_body" style:list-style-name="L14"/>
    <style:style style:name="P58" style:family="paragraph" style:parent-style-name="Text_20_body" style:list-style-name="L14"/>
    <style:style style:name="P59" style:family="paragraph" style:parent-style-name="Text_20_body" style:list-style-name="L14"/>
    <style:style style:name="P60" style:family="paragraph" style:parent-style-name="Text_20_body" style:list-style-name="L14"/>
    <style:style style:name="P61" style:family="paragraph" style:parent-style-name="Text_20_body" style:list-style-name="L14"/>
    <style:style style:name="P62" style:family="paragraph" style:parent-style-name="Text_20_body" style:list-style-name="L14"/>
    <style:style style:name="P63" style:family="paragraph" style:parent-style-name="Text_20_body" style:list-style-name="L14"/>
    <style:style style:name="P64" style:family="paragraph" style:parent-style-name="Text_20_body" style:list-style-name="L14"/>
    <style:style style:name="P65" style:family="paragraph" style:parent-style-name="Text_20_body" style:list-style-name="L14"/>
    <style:style style:name="P66" style:family="paragraph" style:parent-style-name="Text_20_body" style:list-style-name="L14"/>
    <style:style style:name="P67" style:family="paragraph" style:parent-style-name="Text_20_body" style:list-style-name="L14"/>
    <style:style style:name="P68" style:family="paragraph" style:parent-style-name="Text_20_body" style:list-style-name="L14"/>
    <style:style style:name="P69" style:family="paragraph" style:parent-style-name="Text_20_body" style:list-style-name="L14"/>
    <style:style style:name="P70" style:family="paragraph" style:parent-style-name="Text_20_body" style:list-style-name="L14"/>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4"/>
    <style:style style:name="P75" style:family="paragraph" style:parent-style-name="Text_20_body" style:list-style-name="L14"/>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4"/>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8"/>
    <style:style style:name="P85" style:family="paragraph" style:parent-style-name="Text_20_body" style:list-style-name="L18"/>
    <style:style style:name="P86" style:family="paragraph" style:parent-style-name="Text_20_body" style:list-style-name="L18"/>
    <style:style style:name="P87" style:family="paragraph" style:parent-style-name="Text_20_body" style:list-style-name="L14">
      <style:paragraph-properties fo:margin-top="0cm" fo:margin-bottom="0cm"/>
    </style:style>
    <style:style style:name="P88" style:family="paragraph" style:parent-style-name="Table_20_Contents" style:list-style-name="L9"/>
    <style:style style:name="P89" style:family="paragraph" style:parent-style-name="Table_20_Contents" style:list-style-name="L10"/>
    <style:style style:name="P90" style:family="paragraph" style:parent-style-name="Table_20_Contents" style:list-style-name="L15"/>
    <style:style style:name="P91" style:family="paragraph" style:parent-style-name="Table_20_Contents" style:list-style-name="L15"/>
    <style:style style:name="P92" style:family="paragraph" style:parent-style-name="Table_20_Contents" style:list-style-name="L15"/>
    <style:style style:name="P93" style:family="paragraph" style:parent-style-name="Table_20_Contents" style:list-style-name="L15"/>
    <style:style style:name="P94" style:family="paragraph" style:parent-style-name="Table_20_Contents" style:list-style-name="L15"/>
    <style:style style:name="P95" style:family="paragraph" style:parent-style-name="Table_20_Contents" style:list-style-name="L16"/>
    <style:style style:name="P96" style:family="paragraph" style:parent-style-name="Table_20_Contents" style:list-style-name="L16"/>
    <style:style style:name="P97" style:family="paragraph" style:parent-style-name="Table_20_Contents" style:list-style-name="L17"/>
    <style:style style:name="P98" style:family="paragraph" style:parent-style-name="Table_20_Contents" style:list-style-name="L17"/>
    <style:style style:name="P99" style:family="paragraph" style:parent-style-name="Table_20_Contents" style:list-style-name="L17"/>
    <style:style style:name="P100" style:family="paragraph" style:parent-style-name="Table_20_Contents" style:list-style-name="L9">
      <style:paragraph-properties fo:margin-top="0cm" fo:margin-bottom="0cm"/>
    </style:style>
    <style:style style:name="P101" style:family="paragraph" style:parent-style-name="Table_20_Contents" style:list-style-name="L9">
      <style:paragraph-properties fo:margin-top="0cm" fo:margin-bottom="0cm"/>
    </style:style>
    <style:style style:name="P102" style:family="paragraph" style:parent-style-name="Table_20_Contents" style:list-style-name="L10">
      <style:paragraph-properties fo:margin-top="0cm" fo:margin-bottom="0cm"/>
    </style:style>
    <style:style style:name="P103" style:family="paragraph" style:parent-style-name="Table_20_Contents" style:list-style-name="L10">
      <style:paragraph-properties fo:margin-top="0cm" fo:margin-bottom="0cm"/>
    </style:style>
    <style:style style:name="P10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104"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
          <text:p text:style-name="P3"><text:a xlink:type="simple" xlink:href="#0.0.General Notes|outline">General Notes</text:a></text:p>
          <text:p text:style-name="P4"><text:a xlink:type="simple" xlink:href="#0.0.0.Supported Firebird versions|outline">Supported Firebird versions</text:a></text:p>
          <text:p text:style-name="P4"><text:a xlink:type="simple" xlink:href="#0.0.0.Specification support|outline">Specification support</text:a></text:p>
          <text:p text:style-name="P3"><text:a xlink:type="simple" xlink:href="#0.0.What's new in Jaybird 2.1|outline">What's new in Jaybird 2.1</text:a></text:p>
          <text:p text:style-name="P4"><text:a xlink:type="simple" xlink:href="#0.0.0.Events|outline">Events</text:a></text:p>
          <text:p text:style-name="P4"><text:a xlink:type="simple" xlink:href="#0.0.0.Support for multiple JNI libraries|outline">Support for multiple JNI libraries</text:a></text:p>
          <text:p text:style-name="P4"><text:a xlink:type="simple" xlink:href="#0.0.0.Default holdable result sets|outline">Default holdable result sets</text:a></text:p>
          <text:p text:style-name="P4"><text:a xlink:type="simple" xlink:href="#0.0.0.Other features|outline">Other features</text:a></text:p>
          <text:p text:style-name="P3"><text:a xlink:type="simple" xlink:href="#0.0.What's new in Jaybird 2.0|outline">What's new in Jaybird 2.0</text:a></text:p>
          <text:p text:style-name="P4"><text:a xlink:type="simple" xlink:href="#0.0.0.Refactorings|outline">Refactorings</text:a></text:p>
          <text:p text:style-name="P4"><text:a xlink:type="simple" xlink:href="#0.0.0.Updatable result sets|outline">Updatable result sets</text:a></text:p>
          <text:p text:style-name="P4"><text:a xlink:type="simple" xlink:href="#0.0.0.Firebird management interfaces|outline">Firebird management interfaces</text:a></text:p>
          <text:p text:style-name="P4"><text:a xlink:type="simple" xlink:href="#0.0.0.Incompatible changes since Jaybird 2.0|outline">Incompatible changes since Jaybird 2.0</text:a></text:p>
          <text:p text:style-name="P4"><text:a xlink:type="simple" xlink:href="#0.0.0.Jaybird JDBC extensions|outline">Jaybird JDBC extensions</text:a></text:p>
          <text:p text:style-name="P4"><text:a xlink:type="simple" xlink:href="#0.0.0.JDBC 3.0 compatibility|outline">JDBC 3.0 compatibility</text:a></text:p>
          <text:p text:style-name="P3"><text:a xlink:type="simple" xlink:href="#0.0.Distribution package|outline">Distribution package</text:a></text:p>
          <text:p text:style-name="P4"><text:a xlink:type="simple" xlink:href="#0.0.0.License|outline">License</text:a></text:p>
          <text:p text:style-name="P4"><text:a xlink:type="simple" xlink:href="#0.0.0.Source Code|outline">Source Code</text:a></text:p>
          <text:p text:style-name="P3"><text:a xlink:type="simple" xlink:href="#0.0.JDBC URL Format|outline">JDBC URL Format</text:a></text:p>
          <text:p text:style-name="P4"><text:a xlink:type="simple" xlink:href="#0.0.0.Pure Java|outline">Pure Java</text:a></text:p>
          <text:p text:style-name="P4"><text:a xlink:type="simple" xlink:href="#0.0.0.Using Firebird client library|outline">Using Firebird client library</text:a></text:p>
          <text:p text:style-name="P4"><text:a xlink:type="simple" xlink:href="#0.0.0.Embedded Server|outline">Embedded Server</text:a></text:p>
          <text:p text:style-name="P3"><text:a xlink:type="simple" xlink:href="#0.0.JDBC connection properties|outline">JDBC connection properties</text:a></text:p>
          <text:p text:style-name="P3"><text:a xlink:type="simple" xlink:href="#0.0.Using Type 2 and Embedded Server driver|outline">Using Type 2 and Embedded Server driver</text:a></text:p>
          <text:p text:style-name="P4"><text:a xlink:type="simple" xlink:href="#0.0.0.Configuring Type 2 JDBC driver|outline">Configuring Type 2 JDBC driver</text:a></text:p>
          <text:p text:style-name="P4"><text:a xlink:type="simple" xlink:href="#0.0.0.Configuring Embedded Server JDBC driver|outline">Configuring Embedded Server JDBC driver</text:a></text:p>
          <text:p text:style-name="P3"><text:a xlink:type="simple" xlink:href="#0.0.JDBC 3.0 Compatibility|outline">JDBC 3.0 Compatibility</text:a></text:p>
          <text:p text:style-name="P4"><text:a xlink:type="simple" xlink:href="#0.0.0.JDBC 3.0 deviations and unimplemented features|outline">JDBC 3.0 deviations and unimplemented features</text:a></text:p>
          <text:p text:style-name="P3"><text:a xlink:type="simple" xlink:href="#0.0.Jaybird Specifics|outline">Jaybird Specifics</text:a></text:p>
          <text:p text:style-name="P4"><text:a xlink:type="simple" xlink:href="#0.0.0.Result sets|outline">Result sets</text:a></text:p>
          <text:p text:style-name="P4"><text:a xlink:type="simple" xlink:href="#0.0.0.Using java.sql.ParameterMetaData with Callable Statements|outline">Using java.sql.ParameterMetaData with Callable Statements</text:a></text:p>
          <text:p text:style-name="P4"><text:a xlink:type="simple" xlink:href="#0.0.0.Using ResultSet.getCharacterStream with BLOB fields|outline">Using ResultSet.getCharacterStream with BLOB fields</text:a></text:p>
          <text:p text:style-name="P4"><text:a xlink:type="simple" xlink:href="#0.0.0.Heuristic transaction completion support|outline">Heuristic transaction completion support</text:a></text:p>
          <text:p text:style-name="P3"><text:a xlink:type="simple" xlink:href="#0.0.Connection pooling with Jaybird 2.0|outline">Connection pooling with Jaybird 2.0</text:a></text:p>
          <text:p text:style-name="P4"><text:a xlink:type="simple" xlink:href="#0.0.0.Usage scenario|outline">Usage scenario</text:a></text:p>
          <text:p text:style-name="P4"><text:a xlink:type="simple" xlink:href="#0.0.0.Connection Pool Classes|outline">Connection Pool Classes</text:a></text:p>
          <text:p text:style-name="P4"><text:a xlink:type="simple" xlink:href="#0.0.0.org.firebirdsql.pool.FBConnectionPoolDataSource|outline">org.firebirdsql.pool.FBConnectionPoolDataSource</text:a></text:p>
          <text:p text:style-name="P4"><text:a xlink:type="simple" xlink:href="#0.0.0.org.firebirdsql.pool.FBWrappingDataSource|outline">org.firebirdsql.pool.FBWrappingDataSource</text:a></text:p>
          <text:p text:style-name="P4"><text:a xlink:type="simple" xlink:href="#0.0.0.Runtime object allocation and deallocation hints|outline">Runtime object allocation and deallocation hints</text:a></text:p>
          <text:p text:style-name="P3"><text:a xlink:type="simple" xlink:href="#0.0.Documentation and Support|outline">Documentation and Support</text:a></text:p>
          <text:p text:style-name="P4"><text:a xlink:type="simple" xlink:href="#0.0.0.Where to get more information on Jaybird|outline">Where to get more information on Jaybird</text:a></text:p>
          <text:p text:style-name="P4"><text:a xlink:type="simple" xlink:href="#0.0.0.Where to get help|outline">Where to get help</text:a></text:p>
          <text:p text:style-name="P4"><text:a xlink:type="simple" xlink:href="#0.0.0.Reporting Bugs|outline">Reporting Bugs</text:a></text:p>
          <text:p text:style-name="P4"><text:a xlink:type="simple" xlink:href="#0.0.0.Corrections/Additions To Release Notes|outline">Corrections/Additions To Release Notes</text:a></text:p>
        </text:index-body>
      </text:table-of-content>
      <text:p text:style-name="Text_20_body"/>
      <text:h text:style-name="Heading_20_2" text:outline-level="2"><text:soft-page-break/>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 and Firebird 2.0 SuperServer and Classic regardless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0</text:p>
            </table:table-cell>
            <table:table-cell table:style-name="Table2.A1" office:value-type="string">
              <text:p text:style-name="Text_20_body">Driver compiles and runs with JDK 6.0 and JDBC 4.0 interfaces. Almost all new methods either return empty/unknown results or throw appropriate exceptions.</text:p>
            </table:table-cell>
          </table:table-row>
        </table:table-header-rows>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1">
              <text:list-item>
                <text:p text:style-name="P11"><text:span text:style-name="Source_20_Text">ConnectionPoolDataSource</text:span> implementation provides connection and prepared statement pooling.</text:p>
              </text:list-item>
              <text:list-item>
                <text:p text:style-name="P11"><text:span text:style-name="Source_20_Text">DataSource</text:span> implementation provides seamless integration with major web and application servers.</text:p>
              </text:list-item>
              <text:list-item>
                <text:p text:style-name="P11"><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text:soft-page-break/></text:h>
      <text:h text:style-name="Heading_20_2" text:outline-level="2">What's new in Jaybird 2.1</text:h>
      <text:h text:style-name="Heading_20_3" text:outline-level="3">List of bugs fixed since Jaybird 2.1.2</text:h>
      <table:table table:name="Table12" table:style-name="Table12">
        <table:table-column table:style-name="Table12.A"/>
        <table:table-column table:style-name="Table12.B"/>
        <table:table-row>
          <table:table-cell table:style-name="Table12.A1" office:value-type="string">
            <text:p text:style-name="Table_20_Contents">JDBC-106</text:p>
          </table:table-cell>
          <table:table-cell table:style-name="Table12.B1" office:value-type="string">
            <text:p text:style-name="Table_20_Contents">When table name contains lower case letters, metadata information about table columns is not returned from the driver. </text:p>
          </table:table-cell>
        </table:table-row>
      </table:table>
      <text:h text:style-name="Heading_20_3" text:outline-level="3">List of bugs fixed since Jaybird 2.1.1</text:h>
      <table:table table:name="Table11" table:style-name="Table11">
        <table:table-column table:style-name="Table11.A"/>
        <table:table-column table:style-name="Table11.B"/>
        <table:table-row>
          <table:table-cell table:style-name="Table11.A1" office:value-type="string">
            <text:p text:style-name="Table_20_Contents">JDBC-100</text:p>
          </table:table-cell>
          <table:table-cell table:style-name="Table11.B1" office:value-type="string">
            <text:p text:style-name="Table_20_Contents">When using the FBDatabaseMetaData.getColumns() method to check wether a column is nullable or not, the method will return wrong values for columns, wich are defined by a domain.</text:p>
          </table:table-cell>
        </table:table-row>
        <table:table-row>
          <table:table-cell table:style-name="Table11.A2" office:value-type="string">
            <text:p text:style-name="Table_20_Contents">-</text:p>
          </table:table-cell>
          <table:table-cell table:style-name="Table11.B2" office:value-type="string">
            <text:p text:style-name="Table_20_Contents">Fixed issue with <text:span text:style-name="Source_20_Text">DatabaseMetaData</text:span> result sets, when underlying statements were not closed when connection was closed and caused errors during garbage collection.</text:p>
          </table:table-cell>
        </table:table-row>
        <table:table-row>
          <table:table-cell table:style-name="Table11.A2" office:value-type="string">
            <text:p text:style-name="Table_20_Contents">-</text:p>
          </table:table-cell>
          <table:table-cell table:style-name="Table11.B2" office:value-type="string">
            <text:p text:style-name="Table_20_Contents">Support for <text:span text:style-name="Source_20_Text">INSERT...RETURNING</text:span> statements.</text:p>
          </table:table-cell>
        </table:table-row>
        <table:table-row>
          <table:table-cell table:style-name="Table11.A2" office:value-type="string">
            <text:p text:style-name="Table_20_Contents">-</text:p>
          </table:table-cell>
          <table:table-cell table:style-name="Table11.B2" office:value-type="string">
            <text:p text:style-name="Table_20_Contents">JDK 6.0 compatibility.</text:p>
          </table:table-cell>
        </table:table-row>
      </table:table>
      <text:h text:style-name="Heading_20_3" text:outline-level="3">List of bugs fixed since Jaybird 2.1.0</text:h>
      <table:table table:name="Table8" table:style-name="Table8">
        <table:table-column table:style-name="Table8.A"/>
        <table:table-column table:style-name="Table8.B"/>
        <table:table-row>
          <table:table-cell table:style-name="Table8.A1" office:value-type="string">
            <text:p text:style-name="Table_20_Contents">JDBC-92</text:p>
          </table:table-cell>
          <table:table-cell table:style-name="Table8.B1" office:value-type="string">
            <text:p text:style-name="Table_20_Contents"><text:span text:style-name="Source_20_Text">DatabaseMetaData</text:span> becomes unusable when the statement that serves the result set is closed.</text:p>
          </table:table-cell>
        </table:table-row>
        <table:table-row>
          <table:table-cell table:style-name="Table8.A2" office:value-type="string">
            <text:p text:style-name="Table_20_Contents">JDBC-87</text:p>
          </table:table-cell>
          <table:table-cell table:style-name="Table8.B2" office:value-type="string">
            <text:p text:style-name="Table_20_Contents">Backported feature of upcoming Jaybird 2.2 release that allows specifying the <text:span text:style-name="Source_20_Text">octetsAsBytes</text:span> connection property and receive <text:span text:style-name="Source_20_Text">byte[]</text:span> when using the <text:span text:style-name="Source_20_Text">ResultSet.getObject()</text:span> method</text:p>
          </table:table-cell>
        </table:table-row>
        <table:table-row>
          <table:table-cell table:style-name="Table8.A2" office:value-type="string">
            <text:p text:style-name="Table_20_Contents">JDBC-85</text:p>
          </table:table-cell>
          <table:table-cell table:style-name="Table8.B2" office:value-type="string">
            <text:p text:style-name="Table_20_Contents">Fixed returning of the error messages.</text:p>
          </table:table-cell>
        </table:table-row>
        <table:table-row>
          <table:table-cell table:style-name="Table8.A2" office:value-type="string">
            <text:p text:style-name="Table_20_Contents">-</text:p>
          </table:table-cell>
          <table:table-cell table:style-name="Table8.B2" office:value-type="string">
            <text:p text:style-name="Table_20_Contents">Bug reported in Firebird-Java group. <text:span text:style-name="Source_20_Text">ClassCastException</text:span> when obtaining <text:span text:style-name="Source_20_Text">byte[]</text:span> from BLOB fields in cached result set.</text:p>
          </table:table-cell>
        </table:table-row>
      </table:table>
      <text:p text:style-name="Text_20_body"/>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text:style-name="L2">
        <text:list-item>
          <text:p text:style-name="P14"><text:span text:style-name="Source_20_Text">EventManager</text:span> interface to register for the synchronous and asynchronous notification about the events in the database;</text:p>
        </text:list-item>
        <text:list-item>
          <text:p text:style-name="P14"><text:span text:style-name="Source_20_Text">EventListener</text:span> interface which has to be implemented by the application that wants to participate in the asynchronous notification;</text:p>
        </text:list-item>
        <text:list-item>
          <text:p text:style-name="P14"><text:span text:style-name="Source_20_Text">DatabaseEvent</text:span> interface which represents the object that will be passed to the <text:span text:style-name="Source_20_Text">EventListener</text:span> notification method;</text:p>
        </text:list-item>
        <text:list-item>
          <text:p text:style-name="P14">Implementation of the above interfaces: <text:span text:style-name="Source_20_Text">FBEventManager</text:span> and <text:span text:style-name="Source_20_Text">FBDatabaseEvent</text:span>.</text:p>
        </text:list-item>
      </text:list>
      <text:p text:style-name="Text_20_body"><text:soft-page-break/><text:span text:style-name="Strong_20_Emphasis">Please note, that each instance of </text:span><text:span text:style-name="Source_20_Text">FBEventManager</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text:style-name="L3">
        <text:list-item>
          <text:p text:style-name="P18"><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18"><text:span text:style-name="Source_20_Text">isc_dpb_result_set_holdable</text:span> as a DPB member;</text:p>
        </text:list-item>
        <text:list-item>
          <text:p text:style-name="P18"><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text:soft-page-break/>modularity, stability and maintainability.</text:p>
      <text:h text:style-name="Heading_20_3" text:outline-level="3">Refactorings</text:h>
      <text:list text:style-name="L4">
        <text:list-item>
          <text:p text:style-name="P21">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21">JCA code was significantly changed, bringing a long awaited stability when critical errors happen into that vital part of code. There is no more so-called “fatal” errors that can cause driver to recycle connections and transactions.</text:p>
        </text:list-item>
        <text:list-item>
          <text:p text:style-name="P21">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21">Unified connection property handling in JCA, driver manager and pooling code. This solves a longstanding issue with different configuration possibilities in different modes.</text:p>
        </text:list-item>
        <text:list-item>
          <text:p text:style-name="P21">Refactorings to support JDK 5.0.</text:p>
        </text:list-item>
      </text:list>
      <text:h text:style-name="Heading_20_3" text:outline-level="3">Updatable result sets</text:h>
      <text:p text:style-name="P5">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5">
        <text:list-item>
          <text:p text:style-name="P26">the <text:span text:style-name="Source_20_Text">SELECT</text:span> references single table;</text:p>
        </text:list-item>
        <text:list-item>
          <text:p text:style-name="P26">all columns not referenced in <text:span text:style-name="Source_20_Text">SELECT</text:span> permit <text:span text:style-name="Source_20_Text">NULL</text:span>s (otherwise <text:span text:style-name="Source_20_Text">INSERT</text:span>s will fail);</text:p>
        </text:list-item>
        <text:list-item>
          <text:p text:style-name="P26">the <text:span text:style-name="Source_20_Text">SELECT</text:span> statement does not contain <text:span text:style-name="Source_20_Text">DISTINCT</text:span> predicate, aggregate functions, joined tables or stored procedures;</text:p>
        </text:list-item>
        <text:list-item>
          <text:p text:style-name="P26">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6">
        <text:list-item>
          <text:p text:style-name="P32">database backup/restore on remote server; it is possible to performs metadata-only backups, switch the garbage collection during backup off, restore databases with no validity constraints or active indices, etc.</text:p>
        </text:list-item>
        <text:list-item>
          <text:p text:style-name="P32">database maintenance, e.g. database shutdown, sweep, changing the forced writes settings, changing SQL dialect of the database, shadow management, etc.</text:p>
        </text:list-item>
        <text:list-item>
          <text:p text:style-name="P32">retrieving database statistics including header page statistics, system table statistics, data page statistics and index statistics.</text:p>
        </text:list-item>
        <text:list-item>
          <text:p text:style-name="P30">user management, including adding, modifying, and deleting user accounts.</text:p>
        </text:list-item>
      </text:list>
      <text:h text:style-name="Heading_20_3" text:outline-level="3">Incompatible changes since Jaybird 1.5</text:h>
      <text:list text:style-name="L7">
        <text:list-item>
          <text:p text:style-name="P35">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35"><text:span text:style-name="Source_20_Text">FirebirdConnection.getBlob()</text:span> method signature changed to return <text:span text:style-name="Source_20_Text">java.sql.Blob</text:span>, <text:soft-page-break/>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35">Jaybird 1.x allowed to execute queries in auto-commit mode, loop through the obtained result set and to execute other statements through the same connection. This is no longer 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5">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text:span text:style-name="Source_20_Text">FirebirdDriver</text:span></text:p>
          </table:table-cell>
          <table:table-cell table:style-name="Table4.B3" office:value-type="string">
            <text:p text:style-name="P7">2.0</text:p>
          </table:table-cell>
          <table:table-cell table:style-name="Table4.A2" office:value-type="string">
            <text:p text:style-name="P6"><text:span text:style-name="Source_20_Text">newConnectionProperties()</text:span></text:p>
          </table:table-cell>
          <table:table-cell table:style-name="Table4.A2" office:value-type="string">
            <text:p text:style-name="P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
          </table:table-cell>
          <table:table-cell table:style-name="Table4.B3" office:value-type="string">
            <text:p text:style-name="P7"/>
          </table:table-cell>
          <table:table-cell table:style-name="Table4.A2" office:value-type="string">
            <text:p text:style-name="P6"><text:span text:style-name="Source_20_Text">connect(FirebirdConnectionProperties)</text:span></text:p>
          </table:table-cell>
          <table:table-cell table:style-name="Table4.A2" office:value-type="string">
            <text:p text:style-name="P6">Connect to the Firebird database using the specified connection properties.</text:p>
          </table:table-cell>
        </table:table-row>
        <table:table-row>
          <table:table-cell table:style-name="Table4.A2" office:value-type="string">
            <text:p text:style-name="P6"><text:span text:style-name="Source_20_Text">FirebirdConnectionProperties</text:span></text:p>
          </table:table-cell>
          <table:table-cell table:style-name="Table4.B3" office:value-type="string">
            <text:p text:style-name="P7">2.0</text:p>
          </table:table-cell>
          <table:table-cell table:style-name="Table4.A2" office:value-type="string">
            <text:p text:style-name="P6">see <text:a xlink:type="simple" xlink:href="#2.4.JDBC connection properties|outline">JDBC connection properties</text:a> section for more details.</text:p>
          </table:table-cell>
          <table:table-cell table:style-name="Table4.A2" office:value-type="string">
            <text:p text:style-name="P6"/>
          </table:table-cell>
        </table:table-row>
        <table:table-row>
          <table:table-cell table:style-name="Table4.A2" office:value-type="string">
            <text:p text:style-name="P6"><text:span text:style-name="Source_20_Text">FirebirdConnection</text:span></text:p>
          </table:table-cell>
          <table:table-cell table:style-name="Table4.B3" office:value-type="string">
            <text:p text:style-name="P7">1.5</text:p>
          </table:table-cell>
          <table:table-cell table:style-name="Table4.A2" office:value-type="string">
            <text:p text:style-name="P6"><text:span text:style-name="Source_20_Text">createBlob()</text:span></text:p>
          </table:table-cell>
          <table:table-cell table:style-name="Table4.A2" office:value-type="string">
            <text:p text:style-name="P6">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IscEncoding()</text:span></text:p>
          </table:table-cell>
          <table:table-cell table:style-name="Table4.A2" office:value-type="string">
            <text:p text:style-name="P6">Get connection character encoding.</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TransactionParameters(<text:line-break/> <text:s text:c="3"/>int isolationLevel<text:line-break/>)</text:span></text:p>
          </table:table-cell>
          <table:table-cell table:style-name="Table4.A2" office:value-type="string">
            <text:p text:style-name="P6">Get the TPB parameters for the specified transaction isolation level.</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createTransactionParameterBuffer()</text:span></text:p>
          </table:table-cell>
          <table:table-cell table:style-name="Table4.A2" office:value-type="string">
            <text:p text:style-name="P6">Create an empty transaction parameter buffe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6">Set TPB parameters for the specified transaction isolation level. The newly specified mapping is valid for the whole connection lifetime.</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text:span><text:soft-page-break/><text:span text:style-name="Source_20_Text"> <text:s text:c="3"/>TransactionParameterBuffer tpb<text:line-break/>)</text:span></text:p>
          </table:table-cell>
          <table:table-cell table:style-name="Table4.A2" office:value-type="string">
            <text:p text:style-name="P6">Set TPB parameters for the <text:soft-page-break/>specified transaction isolation level. The newly specified parameters are effective until the transaction isolation is changed.</text:p>
          </table:table-cell>
        </table:table-row>
        <table:table-row>
          <table:table-cell table:style-name="Table4.A2" office:value-type="string">
            <text:p text:style-name="P6"><text:span text:style-name="Source_20_Text">FirebirdDatabaseMetaData</text:span></text:p>
          </table:table-cell>
          <table:table-cell table:style-name="Table4.A2" office:value-type="string">
            <text:p text:style-name="P7"/>
          </table:table-cell>
          <table:table-cell table:style-name="Table4.A2" office:value-type="string">
            <text:p text:style-name="P6"><text:span text:style-name="Source_20_Text">getProcedureSourceCode(String)</text:span></text:p>
          </table:table-cell>
          <table:table-cell table:style-name="Table4.A2" office:value-type="string">
            <text:p text:style-name="P6">Get source code for the specified stored procedure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TriggerSourceCode(String)</text:span></text:p>
          </table:table-cell>
          <table:table-cell table:style-name="Table4.A2" office:value-type="string">
            <text:p text:style-name="P6">Get source code for the specified trigger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ViewSourceCode(String)</text:span></text:p>
          </table:table-cell>
          <table:table-cell table:style-name="Table4.A2" office:value-type="string">
            <text:p text:style-name="P6">Get source code for the specified view name.</text:p>
          </table:table-cell>
        </table:table-row>
        <table:table-row>
          <table:table-cell table:style-name="Table4.A2" office:value-type="string">
            <text:p text:style-name="P6"><text:span text:style-name="Source_20_Text">FirebirdStatement</text:span></text:p>
          </table:table-cell>
          <table:table-cell table:style-name="Table4.A2" office:value-type="string">
            <text:p text:style-name="P7">1.5</text:p>
          </table:table-cell>
          <table:table-cell table:style-name="Table4.A2" office:value-type="string">
            <text:p text:style-name="P6"><text:span text:style-name="Source_20_Text">getInsertedRowsCount()<text:line-break/>getUpdatedRowsCount()<text:line-break/>getDeletedRowsCount()</text:span></text:p>
          </table:table-cell>
          <table:table-cell table:style-name="Table4.A2" office:value-type="string">
            <text:p text:style-name="P6">Extension that allows to get more precise information about outcome of some statement.</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hasOpenResultSet()</text:span></text:p>
          </table:table-cell>
          <table:table-cell table:style-name="Table4.A2" office:value-type="string">
            <text:p text:style-name="P6">Check if this statement has open result set. Correctly works only when auto-commit is disabled. Check method documentation for detail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CurrentResultSet()</text:span></text:p>
          </table:table-cell>
          <table:table-cell table:style-name="Table4.A2" office:value-type="string">
            <text:p text:style-name="P6">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Valid()</text:span></text:p>
          </table:table-cell>
          <table:table-cell table:style-name="Table4.A2" office:value-type="string">
            <text:p text:style-name="P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LastExecutionPlan()</text:span></text:p>
          </table:table-cell>
          <table:table-cell table:style-name="Table4.A2" office:value-type="string">
            <text:p text:style-name="P6">Get execution plan for the last executed statement.</text:p>
          </table:table-cell>
        </table:table-row>
        <table:table-row>
          <table:table-cell table:style-name="Table4.A2" office:value-type="string">
            <text:p text:style-name="P6"><text:span text:style-name="Source_20_Text">FirebirdPreparedStatemen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the execution plan of this prepared statement.</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StatementType()</text:span></text:p>
          </table:table-cell>
          <table:table-cell table:style-name="Table4.A2" office:value-type="string">
            <text:p text:style-name="P6">Get the statement type of this prepared statement.</text:p>
          </table:table-cell>
        </table:table-row>
        <table:table-row>
          <table:table-cell table:style-name="Table4.A2" office:value-type="string">
            <text:p text:style-name="P6"><text:span text:style-name="Source_20_Text">FirebirdCallableStatement</text:span></text:p>
          </table:table-cell>
          <table:table-cell table:style-name="Table4.A2" office:value-type="string">
            <text:p text:style-name="P7">1.5</text:p>
          </table:table-cell>
          <table:table-cell table:style-name="Table4.A2" office:value-type="string">
            <text:p text:style-name="P6"><text:span text:style-name="Source_20_Text">setSelectableProcedure(<text:line-break/> <text:s text:c="3"/>boolean selectable<text:line-break/>)</text:span></text:p>
          </table:table-cell>
          <table:table-cell table:style-name="Table4.A2" office:value-type="string">
            <text:p text:style-name="P6">Mark this callable statement as a call of the selectable procedure. By default callable statement uses "EXECUTE PROCEDURE" SQL statement to invoke stored procedures that return single <text:soft-page-break/>row of output parameters or a result set. In former case it retrieves only the first row of the result set.</text:p>
          </table:table-cell>
        </table:table-row>
        <table:table-row>
          <table:table-cell table:style-name="Table4.A2" office:value-type="string">
            <text:p text:style-name="P6"><text:span text:style-name="Source_20_Text">FirebirdResultSe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execution plan for this result set.</text:p>
          </table:table-cell>
        </table:table-row>
        <table:table-row>
          <table:table-cell table:style-name="Table4.A2" office:value-type="string">
            <text:p text:style-name="P6"><text:span text:style-name="Source_20_Text">FirebirdBlob</text:span></text:p>
          </table:table-cell>
          <table:table-cell table:style-name="Table4.A2" office:value-type="string">
            <text:p text:style-name="P7">1.5</text:p>
          </table:table-cell>
          <table:table-cell table:style-name="Table4.A2" office:value-type="string">
            <text:p text:style-name="P6"><text:span text:style-name="Source_20_Text">detach()</text:span></text:p>
          </table:table-cell>
          <table:table-cell table:style-name="Table4.A2" office:value-type="string">
            <text:p text:style-name="P6">Method “detaches” a BLOB object from the underlying result set. Lifetime of “detached” BLOB is limited by the lifetime of the connectio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Segmented()</text:span></text:p>
          </table:table-cell>
          <table:table-cell table:style-name="Table4.A2" office:value-type="string">
            <text:p text:style-name="P6">Check if this BLOB is segmented. Seek operation is not defined for the segmented BLOB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tBinaryStream(<text:line-break/> <text:s/>long position<text:line-break/>)</text:span></text:p>
          </table:table-cell>
          <table:table-cell table:style-name="Table4.A2" office:value-type="string">
            <text:p text:style-name="P6">Opens an output stream at the specified position, allows modifying BLOB content. Due to server limitations only position 0 is supported.</text:p>
          </table:table-cell>
        </table:table-row>
        <table:table-row>
          <table:table-cell table:style-name="Table4.A2" office:value-type="string">
            <text:p text:style-name="P6"><text:span text:style-name="Source_20_Text">FirebirdBlob.BlobInputStream</text:span></text:p>
          </table:table-cell>
          <table:table-cell table:style-name="Table4.A2" office:value-type="string">
            <text:p text:style-name="P7">1.5</text:p>
          </table:table-cell>
          <table:table-cell table:style-name="Table4.A2" office:value-type="string">
            <text:p text:style-name="P6"><text:span text:style-name="Source_20_Text">getBlob()</text:span></text:p>
          </table:table-cell>
          <table:table-cell table:style-name="Table4.A2" office:value-type="string">
            <text:p text:style-name="P6">Get corresponding BLOB instanc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ek(int position)</text:span></text:p>
          </table:table-cell>
          <table:table-cell table:style-name="Table4.A2" office:value-type="string">
            <text:p text:style-name="P6">Change the position from which BLOB content will be read, works only for stream BLOBs.</text:p>
          </table:table-cell>
        </table:table-row>
        <table:table-row>
          <table:table-cell table:style-name="Table4.A2" office:value-type="string">
            <text:p text:style-name="P6"><text:span text:style-name="Source_20_Text">FirebirdSavepoint</text:span></text:p>
          </table:table-cell>
          <table:table-cell table:style-name="Table4.A2" office:value-type="string">
            <text:p text:style-name="P7">2.0</text:p>
          </table:table-cell>
          <table:table-cell table:style-name="Table4.A2" table:number-columns-spanned="2" office:value-type="string">
            <text:p text:style-name="P6">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
          </table:table-cell>
          <table:table-cell table:style-name="Table4.A2" office:value-type="string">
            <text:p text:style-name="P6"/>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38"><text:span text:style-name="Source_20_Text">Jaybird-2.1.2.jar</text:span> – archive containing JCA/JDBC driver and JMX management class. It requires JCA 1.0, JTA 1.0.1, and JAAS 1.0.</text:p>
        </text:list-item>
        <text:list-item>
          <text:p text:style-name="P38"><text:span text:style-name="Source_20_Text">Jaybird-pool-2.1.2.jar</text:span> – archive contains implementation of connection pooling and <text:soft-page-break/>statement pooling interfaces.</text:p>
        </text:list-item>
        <text:list-item>
          <text:p text:style-name="P38"><text:span text:style-name="Source_20_Text">Jaybird-full-2.1.2.jar</text:span> – merge of <text:span text:style-name="Source_20_Text">firebirdsql.jar</text:span> and <text:span text:style-name="Source_20_Text">mini-j2ee.jar</text:span> (or <text:span text:style-name="Source_20_Text">mini-j2ee_16.jar</text:span> for JDK 6.0 deployments).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38"><text:span text:style-name="Source_20_Text">Jaybird-2.1.3.rar</text:span> – resource archive ready for deployment in JCA-enabled application servers.</text:p>
        </text:list-item>
        <text:list-item>
          <text:p text:style-name="P38"><text:span text:style-name="Source_20_Text">lib/jaas.jar</text:span> – archive containing JAAS 1.0 classes.</text:p>
        </text:list-item>
        <text:list-item>
          <text:p text:style-name="P38"><text:span text:style-name="Source_20_Text">lib/log4j-core.jar</text:span> – archive containing core Log4J classes that provide a possibility to log into the file.</text:p>
        </text:list-item>
        <text:list-item>
          <text:p text:style-name="P38"><text:span text:style-name="Source_20_Text">lib/mini-j2ee.jar (or </text:span><text:span text:style-name="Source_20_Text">mini-j2ee_16.jar</text:span><text:span text:style-name="Source_20_Text"> for JDK 6.0 deployments)</text:span> – archive containing JCA 1.0, JTA 1.0.1 and JDBC 2.0 Optional Package classes.</text:p>
        </text:list-item>
        <text:list-item>
          <text:p text:style-name="P38"><text:span text:style-name="Source_20_Text">jaybird21.dll</text:span> – Windows version of the JNI library for Type 2 and Embedded Server drivers.</text:p>
        </text:list-item>
        <text:list-item>
          <text:p text:style-name="P31"><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text:soft-page-break/>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ype of the driver to use. Possible values are:</text:p>
            <text:list text:style-name="L9">
              <text:list-item>
                <text:p text:style-name="P100"><text:span text:style-name="Source_20_Text">PURE_JAVA</text:span> or <text:span text:style-name="Source_20_Text">TYPE4</text:span> for type 4 JDBC driver </text:p>
              </text:list-item>
              <text:list-item>
                <text:p text:style-name="P100"><text:span text:style-name="Source_20_Text">NATIVE</text:span> or <text:span text:style-name="Source_20_Text">TYPE2</text:span> for type 2 JDBC driver </text:p>
              </text:list-item>
              <text:list-item>
                <text:p text:style-name="P88"><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ext:soft-page-break/>
        <table:table-row>
          <table:table-cell table:style-name="Table6.A2" office:value-type="string">
            <text:p text:style-name="Table_20_Contents"><text:span text:style-name="Source_20_Text">charSet</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102"><text:span text:style-name="Source_20_Text">TRANSACTION_READ_COMMITTED</text:span> </text:p>
              </text:list-item>
              <text:list-item>
                <text:p text:style-name="P102"><text:span text:style-name="Source_20_Text">TRANSACTION_REPEATABLE_READ</text:span> </text:p>
              </text:list-item>
              <text:list-item>
                <text:p text:style-name="P89"><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Integer value from <text:span text:style-name="Source_20_Text">java.sql.Connection</text:span> interface <text:soft-page-break/>corresponding to the transaction isolation level specified in <text:span text:style-name="Source_20_Text">isolation</text:span> property.</text:p>
          </table:table-cell>
        </table:table-row>
        <table:table-row>
          <table:table-cell table:style-name="Table6.A1" office:value-type="string">
            <text:p text:style-name="Table_20_Contents"/>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Table_20_Contents"/>
          </table:table-cell>
        </table:table-row>
        <table:table-row>
          <table:table-cell table:style-name="Table6.A2" office:value-type="string">
            <text:p text:style-name="Table_20_Contents"><text:span text:style-name="Source_20_Text">octetsAsByte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et, the <text:span text:style-name="Source_20_Text">getObject()</text:span> method of <text:span text:style-name="Source_20_Text">ResultSet</text:span> class will return <text:span text:style-name="Source_20_Text">byte[]</text:span> for character columns with OCTETS charset.</text:p>
          </table:table-cell>
        </table:table-row>
        <table:table-row>
          <table:table-cell table:style-name="Table6.A2" office:value-type="string">
            <text:p text:style-name="Table_20_Contents"><text:span text:style-name="Source_20_Text">noResultSetTrack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pecified, the result sets are not referenced by the underlying statement objects, allowing more efficient garbage coll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7"><text:span text:style-name="Source_20_Text">getNonStandardProperty(String)</text:span></text:p>
          </table:table-cell>
          <table:table-cell table:style-name="Table6.A2" office:value-type="string">
            <text:p text:style-name="P7">+</text:p>
            <text:p text:style-name="P7"><text:span text:style-name="Source_20_Text">setNonStandardProperty(String)</text:span></text:p>
            <text:p text:style-name="P7"><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5">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5">However type 2 driver has also limitations:</text:p>
      <text:list text:style-name="L11">
        <text:list-item>
          <text:p text:style-name="P46">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46"><text:span text:style-name="Strong_20_Emphasis"><text:span text:style-name="T1">Current implementation of the JNI library allows that either client library or embedded server library is loaded into memory. The first library being loaded wins, attempt to load </text:span></text:span><text:soft-page-break/><text:span text:style-name="Strong_20_Emphasis"><text:span text:style-name="T1">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2">
        <text:list-item>
          <text:p text:style-name="P48"><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48"><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48">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3">
        <text:list-item>
          <text:p text:style-name="P51"><text:span text:style-name="Source_20_Text">FIREBIRD</text:span> environment variable.</text:p>
        </text:list-item>
        <text:list-item>
          <text:p text:style-name="P51"><text:span text:style-name="Source_20_Text">RootDirectory</text:span> parameter in the <text:span text:style-name="Source_20_Text">firebird.conf</text:span> file.</text:p>
        </text:list-item>
        <text:list-item>
          <text:p text:style-name="P51">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5">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xt:soft-page-break/>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4">
        <text:list-item>
          <text:p text:style-name="P54"><text:span text:style-name="Source_20_Text">java.sql.Array</text:span> data type is not yet supported.</text:p>
        </text:list-item>
        <text:list-item>
          <text:p text:style-name="P54"><text:span text:style-name="Source_20_Text">java.sql.Blob</text:span> does not implement following methods:</text:p>
          <text:list>
            <text:list-item>
              <text:p text:style-name="P54"><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54"><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54"><text:span text:style-name="Source_20_Text">java.sql.Clob</text:span> data type is not yet supported.</text:p>
        </text:list-item>
        <text:list-item>
          <text:p text:style-name="P54"><text:span text:style-name="Source_20_Text">java.sql.Connection</text:span></text:p>
          <text:list>
            <text:list-item>
              <text:p text:style-name="P54"><text:span text:style-name="Source_20_Text">getCatalog()</text:span> and <text:span text:style-name="Source_20_Text">setCatalog(String)</text:span> are not supported by Firebird server.</text:p>
            </text:list-item>
            <text:list-item>
              <text:p text:style-name="P54"><text:span text:style-name="Source_20_Text">getTypeMap()</text:span> and <text:span text:style-name="Source_20_Text">setTypeMap(Map)</text:span> are not supported.</text:p>
            </text:list-item>
            <text:list-item>
              <text:p text:style-name="P54"><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54"><text:span text:style-name="Source_20_Text">java.sql.PreparedStatement</text:span></text:p>
          <text:list>
            <text:list-item>
              <text:p text:style-name="P54"><text:span text:style-name="Source_20_Text">setObject(int index, Object object, int type)</text:span> Target SQL type is determined from the class of the passed object and corresponding parameter is ignored.</text:p>
            </text:list-item>
            <text:list-item>
              <text:p text:style-name="P54"><text:span text:style-name="Source_20_Text">setObject(int index, Object object, int type, int scale)</text:span> Same as above, type and scale are ignored.</text:p>
            </text:list-item>
          </text:list>
        </text:list-item>
        <text:list-item>
          <text:p text:style-name="P54"><text:span text:style-name="Source_20_Text">java.sql.Ref </text:span>data type is not supported by Firebird server.</text:p>
        </text:list-item>
        <text:list-item>
          <text:p text:style-name="P54"><text:span text:style-name="Source_20_Text">java.sql.SQLData</text:span> data type is not supported by Firebird server.</text:p>
        </text:list-item>
        <text:list-item>
          <text:p text:style-name="P54"><text:span text:style-name="Source_20_Text">java.sql.SQLInput</text:span> is not supported.</text:p>
        </text:list-item>
        <text:list-item>
          <text:p text:style-name="P54"><text:span text:style-name="Source_20_Text">java.sql.SQLOutput</text:span> is not supported.</text:p>
        </text:list-item>
        <text:list-item>
          <text:p text:style-name="P54"><text:span text:style-name="Source_20_Text">java.sql.Statement</text:span></text:p>
          <text:list>
            <text:list-item>
              <text:p text:style-name="P54"><text:span text:style-name="Source_20_Text">cancel()</text:span> is not supported by Firebird server.</text:p>
            </text:list-item>
            <text:list-item>
              <text:p text:style-name="P54"><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54"><text:span text:style-name="Source_20_Text">getGeneratedKeys()</text:span> is not implemented because server does not support this feature yet. As soon as support for this feature is available, driver will be updated.</text:p>
            </text:list-item>
          </text:list>
        </text:list-item>
        <text:list-item>
          <text:p text:style-name="P54"><text:span text:style-name="Source_20_Text">java.sql.Struct</text:span> data type is not supported by server.</text:p>
        </text:list-item>
      </text:list>
      <text:p text:style-name="Text_20_body">The following methods are implemented, but deviate from the specification:</text:p>
      <text:list text:style-name="L14">
        <text:list-item text:start-value="1">
          <text:p text:style-name="P54"><text:span text:style-name="Source_20_Text">java.sql.Statement</text:span> </text:p>
          <text:list>
            <text:list-item>
              <text:p text:style-name="P54"><text:span text:style-name="Source_20_Text">get/setMaxFieldSize</text:span> does nothing, Firebird server does not support this feature.</text:p>
            </text:list-item>
            <text:list-item>
              <text:p text:style-name="P54"><text:soft-page-break/><text:span text:style-name="Source_20_Text">get/setQueryTimeout</text:span> does nothing, Firebird server does not support this feature.</text:p>
            </text:list-item>
          </text:list>
        </text:list-item>
        <text:list-item>
          <text:p text:style-name="P54"><text:span text:style-name="Source_20_Text">java.sql.PreparedStatement</text:span> </text:p>
          <text:list>
            <text:list-item>
              <text:p text:style-name="P54"><text:span text:style-name="Source_20_Text">setObject(int index, Object object, int type)</text:span> Target SQL type is determined from the class of the passed object and corresponding parameter is ignored.</text:p>
            </text:list-item>
            <text:list-item>
              <text:p text:style-name="P54"><text:span text:style-name="Source_20_Text">setObject(int index, Object object, int type, int scale)</text:span> Same as above, type and scale are ignored.</text:p>
            </text:list-item>
          </text:list>
        </text:list-item>
        <text:list-item>
          <text:p text:style-name="P54"><text:span text:style-name="Source_20_Text">java.sql.ResultSetMetaData</text:span> </text:p>
          <text:list>
            <text:list-item>
              <text:p text:style-name="P54"><text:span text:style-name="Source_20_Text">isReadOnly()</text:span> always returns false </text:p>
            </text:list-item>
            <text:list-item>
              <text:p text:style-name="P54"><text:span text:style-name="Source_20_Text">isWritable()</text:span> always returns true </text:p>
            </text:list-item>
            <text:list-item>
              <text:p text:style-name="P87"><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soft-page-break/>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8">...</text:p>
          </table:table-cell>
        </table:table-row>
      </table:table>
      <text:p text:style-name="P5">Lines 001-018 show typical code when prepared statement pooling is used. Application obtains <text:soft-page-break/>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8"><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8"><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8"><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8"><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8"><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8"><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8"><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text:soft-page-break/>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Statement that will be used to “ping” JDBC connection, in other words, to check if it is still alive. This statement <text:soft-page-break/>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5">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5">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5">
              <text:list-item>
                <text:p text:style-name="P90">When physical connection is added to the pool – <text:span text:style-name="Source_20_Text">DEBUG</text:span></text:p>
              </text:list-item>
              <text:list-item>
                <text:p text:style-name="P90">When a maximum pool capacity is reached – <text:span text:style-name="Source_20_Text">DEBUG</text:span></text:p>
              </text:list-item>
              <text:list-item>
                <text:p text:style-name="P90">When connection is obtained from pool – <text:span text:style-name="Source_20_Text">DEBUG</text:span></text:p>
              </text:list-item>
              <text:list-item>
                <text:p text:style-name="P90"><text:soft-page-break/>When connection is released back to pool – <text:span text:style-name="Source_20_Text">DEBUG</text:span></text:p>
              </text:list-item>
              <text:list-item>
                <text:p text:style-name="P90">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6">
              <text:list-item>
                <text:p text:style-name="P95">Connection is allocated from the pool – <text:span text:style-name="Source_20_Text">DEBUG</text:span></text:p>
              </text:list-item>
              <text:list-item>
                <text:p text:style-name="P95">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7">
              <text:list-item>
                <text:p text:style-name="P97">When a statement is prepared – <text:span text:style-name="Source_20_Text">INFO</text:span></text:p>
              </text:list-item>
              <text:list-item>
                <text:p text:style-name="P97">When statement cache is cleaned – <text:span text:style-name="Source_20_Text">INFO</text:span></text:p>
              </text:list-item>
              <text:list-item>
                <text:p text:style-name="P97">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8">
        <text:list-item>
          <text:p text:style-name="P84">The <text:a xlink:type="simple" xlink:href="http://groups.yahoo.com/group/Firebird-Java">http://groups.yahoo.com/group/Firebird-Java</text:a> and corresponding mailing list Firebird-Java@yahoogroups.com.</text:p>
        </text:list-item>
        <text:list-item>
          <text:p text:style-name="P84">The code for Firebird and this driver are on <text:a xlink:type="simple" xlink:href="http://sourceforge.net/projects/firebird">http://sourceforge.net/projects/firebird</text:a>.</text:p>
        </text:list-item>
        <text:list-item>
          <text:p text:style-name="P8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5">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5">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4-07-23T10:39:52</meta:creation-date>
    <dc:creator>Roman Rokytskyy</dc:creator>
    <dc:date>2008-02-24T17:37:43</dc:date>
    <meta:print-date>2004-08-15T12:55:32</meta:print-date>
    <meta:editing-cycles>153</meta:editing-cycles>
    <meta:editing-duration>P3DT10H24M2S</meta:editing-duration>
    <meta:user-defined meta:name="Info 1"/>
    <meta:user-defined meta:name="Info 2"/>
    <meta:user-defined meta:name="Info 3"/>
    <meta:user-defined meta:name="Info 4"/>
    <meta:document-statistic meta:table-count="12" meta:image-count="0" meta:object-count="0" meta:page-count="20" meta:paragraph-count="607" meta:word-count="6645" meta:character-count="45748"/>
  </office:meta>
</office:document-meta>
</file>